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6:51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PersonalizedWelcomeMessage project from the D2L module for this lab.</text:p>
        </text:list-item>
        <text:list-item>
          <text:p text:style-name="P1">Extract it and open it in VS.</text:p>
        </text:list-item>
        <text:list-item>
          <text:p text:style-name="P1">(If you are using VS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 You will need to do that for every solution where the user is supposed to enter values.)</text:p>
        </text:list-item>
        <text:list-item>
          <text:p text:style-name="P1">Compile and execute it.</text:p>
        </text:list-item>
        <text:list-item>
          <text:p text:style-name="P1">You will be prompted with the message:</text:p>
          <text:p text:style-name="P2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8:51:58Z</meta:creation-date>
    <dc:date>2021-05-24T18:51:58Z</dc:date>
    <meta:user-defined meta:name="date" meta:value-type="string">May  24, 2021 (06:51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